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HttpSessionConfigurer.beforeMockMvcCreated( ConfigurableMockMvcBuilder &lt; ? &gt; builder , WebApplic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HttpSessionConfigurer.sharedHttp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HttpSessionConfigurer.afterConfigurerAdded( ConfigurableMockMvc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